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1d6a0a4" officeooo:paragraph-rsid="01d78227" style:font-weight-asian="bold" style:font-weight-complex="bold"/>
    </style:style>
    <style:style style:name="P2" style:family="paragraph" style:parent-style-name="Standard">
      <style:paragraph-properties fo:text-align="center" style:justify-single-word="false"/>
      <style:text-properties fo:font-weight="bold" officeooo:rsid="02e79cb3" officeooo:paragraph-rsid="02e79cb3" style:font-weight-asian="bold" style:font-weight-complex="bold"/>
    </style:style>
    <style:style style:name="P3" style:family="paragraph" style:parent-style-name="Standard">
      <style:text-properties fo:language="en" fo:country="US" fo:font-weight="bold" officeooo:rsid="01b19a57" officeooo:paragraph-rsid="01b19a57" style:font-weight-asian="bold" style:font-weight-complex="bold"/>
    </style:style>
    <style:style style:name="P4" style:family="paragraph" style:parent-style-name="Standard">
      <style:text-properties fo:language="en" fo:country="US" fo:font-weight="bold" officeooo:rsid="01b4eeb1" officeooo:paragraph-rsid="01b4eeb1" style:font-weight-asian="bold" style:font-weight-complex="bold"/>
    </style:style>
    <style:style style:name="P5" style:family="paragraph" style:parent-style-name="Standard">
      <style:text-properties fo:language="en" fo:country="US" fo:font-weight="normal" officeooo:rsid="01aec6c2" officeooo:paragraph-rsid="00e3742c" style:font-weight-asian="normal" style:font-weight-complex="normal"/>
    </style:style>
    <style:style style:name="P6" style:family="paragraph" style:parent-style-name="Standard">
      <style:text-properties fo:language="en" fo:country="US" fo:font-weight="normal" officeooo:rsid="01b19a57" officeooo:paragraph-rsid="01b19a57" style:font-weight-asian="normal" style:font-weight-complex="normal"/>
    </style:style>
    <style:style style:name="P7" style:family="paragraph" style:parent-style-name="Standard">
      <style:text-properties fo:language="en" fo:country="US" fo:font-weight="normal" officeooo:rsid="01b4eeb1" officeooo:paragraph-rsid="01b4eeb1" style:font-weight-asian="normal" style:font-weight-complex="normal"/>
    </style:style>
    <style:style style:name="P8" style:family="paragraph" style:parent-style-name="Standard">
      <style:text-properties fo:language="en" fo:country="US" fo:font-weight="normal" officeooo:rsid="01b4eeb1" officeooo:paragraph-rsid="01c1c816" style:font-weight-asian="normal" style:font-weight-complex="normal"/>
    </style:style>
    <style:style style:name="P9" style:family="paragraph" style:parent-style-name="Standard">
      <style:text-properties fo:language="en" fo:country="US" fo:font-weight="normal" officeooo:rsid="01b4eeb1" officeooo:paragraph-rsid="01c2a7ca" style:font-weight-asian="normal" style:font-weight-complex="normal"/>
    </style:style>
    <style:style style:name="P10" style:family="paragraph" style:parent-style-name="Standard">
      <style:text-properties fo:language="en" fo:country="US" fo:font-weight="normal" officeooo:rsid="01b4eeb1" officeooo:paragraph-rsid="01cbbf4b" style:font-weight-asian="normal" style:font-weight-complex="normal"/>
    </style:style>
    <style:style style:name="P11" style:family="paragraph" style:parent-style-name="Standard">
      <style:text-properties fo:language="en" fo:country="IN" fo:font-weight="bold" officeooo:rsid="01b524b5" officeooo:paragraph-rsid="01b524b5" style:font-weight-asian="bold" style:font-weight-complex="bold"/>
    </style:style>
    <style:style style:name="P12" style:family="paragraph" style:parent-style-name="Standard">
      <style:text-properties fo:language="en" fo:country="IN" fo:font-weight="bold" officeooo:rsid="01c5c60f" officeooo:paragraph-rsid="01c5c60f" style:font-weight-asian="bold" style:font-weight-complex="bold"/>
    </style:style>
    <style:style style:name="P13" style:family="paragraph" style:parent-style-name="Standard">
      <style:text-properties fo:language="en" fo:country="IN" fo:font-weight="bold" officeooo:rsid="01cd8458" officeooo:paragraph-rsid="01cd8458" style:font-weight-asian="bold" style:font-weight-complex="bold"/>
    </style:style>
    <style:style style:name="P14" style:family="paragraph" style:parent-style-name="Standard">
      <style:text-properties fo:language="en" fo:country="IN" fo:font-weight="bold" officeooo:rsid="01cf74ed" officeooo:paragraph-rsid="01cf74ed" style:font-weight-asian="bold" style:font-weight-complex="bold"/>
    </style:style>
    <style:style style:name="P15" style:family="paragraph" style:parent-style-name="Standard">
      <style:text-properties fo:language="en" fo:country="IN" fo:font-weight="bold" officeooo:rsid="01d7c5da" officeooo:paragraph-rsid="01d7c5da" style:font-weight-asian="bold" style:font-weight-complex="bold"/>
    </style:style>
    <style:style style:name="P16" style:family="paragraph" style:parent-style-name="Standard">
      <style:text-properties fo:language="en" fo:country="IN" fo:font-weight="bold" officeooo:rsid="01d2bee2" officeooo:paragraph-rsid="01d2bee2" style:font-weight-asian="bold" style:font-weight-complex="bold"/>
    </style:style>
    <style:style style:name="P17" style:family="paragraph" style:parent-style-name="Standard">
      <style:text-properties fo:language="en" fo:country="IN" fo:font-weight="bold" officeooo:rsid="01ed26cb" officeooo:paragraph-rsid="01ed26cb" style:font-weight-asian="bold" style:font-weight-complex="bold"/>
    </style:style>
    <style:style style:name="P18" style:family="paragraph" style:parent-style-name="Standard">
      <style:text-properties fo:language="en" fo:country="IN" fo:font-weight="bold" officeooo:rsid="01eee4e0" officeooo:paragraph-rsid="01eee4e0" style:font-weight-asian="bold" style:font-weight-complex="bold"/>
    </style:style>
    <style:style style:name="P19" style:family="paragraph" style:parent-style-name="Standard">
      <style:text-properties fo:language="en" fo:country="IN" fo:font-weight="normal" officeooo:rsid="01b524b5" officeooo:paragraph-rsid="01b524b5" style:font-weight-asian="normal" style:font-weight-complex="normal"/>
    </style:style>
    <style:style style:name="P20" style:family="paragraph" style:parent-style-name="Standard">
      <style:text-properties fo:language="en" fo:country="IN" fo:font-weight="normal" officeooo:rsid="01c5c60f" officeooo:paragraph-rsid="01c5c60f" style:font-weight-asian="normal" style:font-weight-complex="normal"/>
    </style:style>
    <style:style style:name="P21" style:family="paragraph" style:parent-style-name="Standard">
      <style:text-properties fo:language="en" fo:country="IN" fo:font-weight="normal" officeooo:rsid="01cd8458" officeooo:paragraph-rsid="01cd8458" style:font-weight-asian="normal" style:font-weight-complex="normal"/>
    </style:style>
    <style:style style:name="P22" style:family="paragraph" style:parent-style-name="Standard">
      <style:text-properties fo:language="en" fo:country="IN" fo:font-weight="normal" officeooo:rsid="01cf74ed" officeooo:paragraph-rsid="01cf74ed" style:font-weight-asian="normal" style:font-weight-complex="normal"/>
    </style:style>
    <style:style style:name="P23" style:family="paragraph" style:parent-style-name="Standard">
      <style:text-properties fo:language="en" fo:country="IN" fo:font-weight="normal" officeooo:rsid="01d2bee2" officeooo:paragraph-rsid="01d2bee2" style:font-weight-asian="normal" style:font-weight-complex="normal"/>
    </style:style>
    <style:style style:name="P24" style:family="paragraph" style:parent-style-name="Standard">
      <style:text-properties fo:language="en" fo:country="IN" fo:font-weight="normal" officeooo:rsid="01d2bee2" officeooo:paragraph-rsid="01da1ef5" style:font-weight-asian="normal" style:font-weight-complex="normal"/>
    </style:style>
    <style:style style:name="P25" style:family="paragraph" style:parent-style-name="Standard">
      <style:text-properties fo:language="en" fo:country="IN" fo:font-weight="normal" officeooo:rsid="01d7c5da" officeooo:paragraph-rsid="01d7c5da" style:font-weight-asian="normal" style:font-weight-complex="normal"/>
    </style:style>
    <style:style style:name="P26" style:family="paragraph" style:parent-style-name="Standard">
      <style:text-properties fo:language="en" fo:country="IN" fo:font-weight="normal" officeooo:rsid="01da1ef5" officeooo:paragraph-rsid="01da1ef5" style:font-weight-asian="normal" style:font-weight-complex="normal"/>
    </style:style>
    <style:style style:name="P27" style:family="paragraph" style:parent-style-name="Standard">
      <style:text-properties fo:language="en" fo:country="IN" fo:font-weight="normal" officeooo:rsid="01e0a9ee" officeooo:paragraph-rsid="01e0a9ee" style:font-weight-asian="normal" style:font-weight-complex="normal"/>
    </style:style>
    <style:style style:name="P28" style:family="paragraph" style:parent-style-name="Standard">
      <style:text-properties fo:language="en" fo:country="IN" fo:font-weight="normal" officeooo:rsid="01ed26cb" officeooo:paragraph-rsid="01ed26cb" style:font-weight-asian="normal" style:font-weight-complex="normal"/>
    </style:style>
    <style:style style:name="P29" style:family="paragraph" style:parent-style-name="Standard">
      <style:text-properties fo:language="en" fo:country="IN" fo:font-weight="normal" officeooo:rsid="01eee4e0" officeooo:paragraph-rsid="01eee4e0" style:font-weight-asian="normal" style:font-weight-complex="normal"/>
    </style:style>
    <style:style style:name="P30" style:family="paragraph" style:parent-style-name="Standard">
      <style:text-properties officeooo:paragraph-rsid="01b4eeb1"/>
    </style:style>
    <style:style style:name="P31" style:family="paragraph" style:parent-style-name="Standard">
      <style:text-properties officeooo:paragraph-rsid="01d2bee2"/>
    </style:style>
    <style:style style:name="P32" style:family="paragraph" style:parent-style-name="Standard">
      <style:text-properties officeooo:rsid="01d6a0a4" officeooo:paragraph-rsid="01d78227"/>
    </style:style>
    <style:style style:name="P33" style:family="paragraph" style:parent-style-name="Standard">
      <style:text-properties officeooo:paragraph-rsid="01da1ef5"/>
    </style:style>
    <style:style style:name="P34" style:family="paragraph" style:parent-style-name="Standard">
      <style:text-properties officeooo:paragraph-rsid="01e1e022"/>
    </style:style>
    <style:style style:name="P35" style:family="paragraph" style:parent-style-name="Standard">
      <style:text-properties fo:language="en" fo:country="IN" fo:font-weight="bold" officeooo:rsid="01e0a9ee" officeooo:paragraph-rsid="01e0a9ee"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IN" fo:font-weight="normal" officeooo:rsid="01b4eeb1" style:font-weight-asian="normal" style:font-weight-complex="normal"/>
    </style:style>
    <style:style style:name="T3" style:family="text">
      <style:text-properties fo:language="en" fo:country="IN" fo:font-weight="normal" officeooo:rsid="01c6efe2" style:font-weight-asian="normal" style:font-weight-complex="normal"/>
    </style:style>
    <style:style style:name="T4" style:family="text">
      <style:text-properties fo:language="en" fo:country="IN" fo:font-weight="normal" officeooo:rsid="01d2bee2" style:font-weight-asian="normal" style:font-weight-complex="normal"/>
    </style:style>
    <style:style style:name="T5" style:family="text">
      <style:text-properties fo:language="en" fo:country="IN" fo:font-weight="normal" officeooo:rsid="01da1ef5" style:font-weight-asian="normal" style:font-weight-complex="normal"/>
    </style:style>
    <style:style style:name="T6" style:family="text">
      <style:text-properties fo:language="en" fo:country="IN" fo:font-weight="normal" officeooo:rsid="01e0a9ee" style:font-weight-asian="normal" style:font-weight-complex="normal"/>
    </style:style>
    <style:style style:name="T7" style:family="text">
      <style:text-properties fo:language="en" fo:country="US" fo:font-weight="normal" officeooo:rsid="01b4eeb1" style:font-weight-asian="normal" style:font-weight-complex="normal"/>
    </style:style>
    <style:style style:name="T8" style:family="text">
      <style:text-properties officeooo:rsid="02e997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ssion <text:span text:style-name="T8">3</text:span></text:p>
      <text:p text:style-name="P5"/>
      <text:p text:style-name="P3">Inheritance</text:p>
      <text:p text:style-name="P6"/>
      <text:p text:style-name="P6">Inheritance is one of the cornerstones of object-oriented programming because it allows the creation of hierarchical classifications. Using inheritance, you can create a general class that defines traits common to a set of related items. This class can then be inherited by other, more specific classes, each adding those things that are unique to it. In the terminology of Java, a class that is inherited is</text:p>
      <text:p text:style-name="P6">called a superclass. The class that does the inheriting is called a subclass. Therefore, a subclass is a specialized version of a superclass. It inherits all of the members defined by the superclass and adds its own, unique elements.</text:p>
      <text:p text:style-name="P6"/>
      <text:p text:style-name="P3">Inheritance Basics</text:p>
      <text:p text:style-name="P6"/>
      <text:p text:style-name="P6">To inherit a class, you simply incorporate the definition of one class into another</text:p>
      <text:p text:style-name="P6">by using the extends keyword.</text:p>
      <text:p text:style-name="P6"/>
      <text:p text:style-name="P4">Demo</text:p>
      <text:p text:style-name="P11"/>
      <text:p text:style-name="P19">class Box{</text:p>
      <text:p text:style-name="P19"><text:tab/>double width;</text:p>
      <text:p text:style-name="P19"><text:tab/>double height;</text:p>
      <text:p text:style-name="P19"><text:tab/>double depth;</text:p>
      <text:p text:style-name="P19"><text:tab/></text:p>
      <text:p text:style-name="P19"><text:tab/>Box(){</text:p>
      <text:p text:style-name="P19"><text:tab/><text:tab/>width = -1;</text:p>
      <text:p text:style-name="P19"><text:tab/><text:tab/>height = -1;</text:p>
      <text:p text:style-name="P19"><text:tab/><text:tab/>depth = -1;</text:p>
      <text:p text:style-name="P19"><text:tab/>}</text:p>
      <text:p text:style-name="P19"><text:tab/>// constructor for Box with parameter</text:p>
      <text:p text:style-name="P19"><text:tab/>Box(double w, double h, double d){</text:p>
      <text:p text:style-name="P19"><text:tab/><text:tab/>width = w;</text:p>
      <text:p text:style-name="P19"><text:tab/><text:tab/>height = h;</text:p>
      <text:p text:style-name="P19"><text:tab/><text:tab/>depth = d;</text:p>
      <text:p text:style-name="P19"><text:tab/>}</text:p>
      <text:p text:style-name="P19"/>
      <text:p text:style-name="P19"><text:tab/>//compute and return volume</text:p>
      <text:p text:style-name="P19"><text:tab/>double volume(){</text:p>
      <text:p text:style-name="P19"><text:tab/><text:tab/>return width*height*depth;</text:p>
      <text:p text:style-name="P19"><text:tab/>}</text:p>
      <text:p text:style-name="P19">}</text:p>
      <text:p text:style-name="P19">class BoxWeight extends Box{</text:p>
      <text:p text:style-name="P19"><text:tab/>double weight;</text:p>
      <text:p text:style-name="P19"/>
      <text:p text:style-name="P19"><text:tab/>//constructor for BoxWeight</text:p>
      <text:p text:style-name="P19"><text:tab/>BoxWeight(double w, double h, double d, double m){</text:p>
      <text:p text:style-name="P19"><text:tab/><text:tab/>width = w;</text:p>
      <text:p text:style-name="P19"><text:tab/><text:tab/>height = h;</text:p>
      <text:p text:style-name="P19"><text:tab/><text:tab/>depth = d;</text:p>
      <text:p text:style-name="P19"><text:tab/><text:tab/>weight = m;</text:p>
      <text:p text:style-name="P19"><text:tab/>}</text:p>
      <text:p text:style-name="P19">}</text:p>
      <text:p text:style-name="P19"><text:soft-page-break/>class SingleInheritance{</text:p>
      <text:p text:style-name="P19"><text:tab/>public static void main(String args[]){</text:p>
      <text:p text:style-name="P19"><text:tab/><text:tab/>BoxWeight mybox1 = new BoxWeight(10,20,15,30);</text:p>
      <text:p text:style-name="P19"><text:tab/><text:tab/>BoxWeight mybox2 = new BoxWeight(2,3,4,7);</text:p>
      <text:p text:style-name="P19"><text:tab/><text:tab/>double vol;</text:p>
      <text:p text:style-name="P19"/>
      <text:p text:style-name="P19"><text:tab/><text:tab/>vol = mybox1.volume();</text:p>
      <text:p text:style-name="P19"><text:tab/><text:tab/>System.out.println("Volume is:"+vol);</text:p>
      <text:p text:style-name="P19"><text:tab/><text:tab/>System.out.println("Weight of the box:"+mybox1.weight);</text:p>
      <text:p text:style-name="P19"><text:tab/><text:tab/></text:p>
      <text:p text:style-name="P19"><text:tab/><text:tab/>vol = mybox2.volume();</text:p>
      <text:p text:style-name="P19"><text:tab/><text:tab/>System.out.println("Volume is:"+vol);</text:p>
      <text:p text:style-name="P19"><text:tab/><text:tab/>System.out.println("Weight of the box:"+mybox2.weight);</text:p>
      <text:p text:style-name="P19"><text:tab/>}</text:p>
      <text:p text:style-name="P19">}</text:p>
      <text:p text:style-name="P7"/>
      <text:p text:style-name="P4">Using super</text:p>
      <text:p text:style-name="P4"/>
      <text:p text:style-name="P7">In the preceding examples, classes derived from Box were not implemented as efficiently or as robustly as they could have been. For example, the constructor for BoxWeight explicitly initializes the width, height, and depth fields of Box. Not only does this duplicate code found in its superclass, which is inefficient, but it implies that a subclass must be granted access to these members. However, there will be times when you will want to create a superclass that keeps the details of its implementation to itself (that is, that keeps its data members private). In this case, there would be no way for a subclass to directly access or initialize these variables on its own. Since encapsulation is a primary attribute of OOP, it is not surprising that Java provides a solution to this problem. Whenever a subclass needs to refer to its immediate superclass, it can do so by use of the keyword super. super has two general forms. The first calls the superclass’ constructor. The second is used to access a member of the superclass that has been hidden by a member of a subclass. Each use is examined here. </text:p>
      <text:p text:style-name="P7"/>
      <text:p text:style-name="P8"><text:span text:style-name="T1">Using super to Call Superclass Constructors</text:span> </text:p>
      <text:p text:style-name="P8"/>
      <text:p text:style-name="P9">A subclass can call a constructor defined by its superclass by use of the following form of super:</text:p>
      <text:p text:style-name="P9"/>
      <text:p text:style-name="P9">super(arg-list); </text:p>
      <text:p text:style-name="P4"/>
      <text:p text:style-name="P12">Demo</text:p>
      <text:p text:style-name="P12"/>
      <text:p text:style-name="P20">class Box{</text:p>
      <text:p text:style-name="P20"><text:tab/>protected double width;</text:p>
      <text:p text:style-name="P20"><text:tab/>protected double height;</text:p>
      <text:p text:style-name="P20"><text:tab/>protected double depth;</text:p>
      <text:p text:style-name="P20"><text:tab/></text:p>
      <text:p text:style-name="P20"><text:tab/>Box(){</text:p>
      <text:p text:style-name="P20"><text:tab/><text:tab/>width = -1;</text:p>
      <text:p text:style-name="P20"><text:tab/><text:tab/>height = -1;</text:p>
      <text:p text:style-name="P20"><text:tab/><text:tab/>depth = -1;</text:p>
      <text:p text:style-name="P20"><text:tab/>}</text:p>
      <text:p text:style-name="P20"><text:tab/>// constructor for Box with parameter</text:p>
      <text:p text:style-name="P20"><text:tab/>Box(double w, double h, double d){</text:p>
      <text:p text:style-name="P20"><text:tab/><text:tab/>width = w;</text:p>
      <text:p text:style-name="P20"><text:soft-page-break/><text:tab/><text:tab/>height = h;</text:p>
      <text:p text:style-name="P20"><text:tab/><text:tab/>depth = d;</text:p>
      <text:p text:style-name="P20"><text:tab/>}</text:p>
      <text:p text:style-name="P20"/>
      <text:p text:style-name="P20"><text:tab/>//compute and return volume</text:p>
      <text:p text:style-name="P20"><text:tab/>double volume(){</text:p>
      <text:p text:style-name="P20"><text:tab/><text:tab/>return width*height*depth;</text:p>
      <text:p text:style-name="P20"><text:tab/>}</text:p>
      <text:p text:style-name="P20">}</text:p>
      <text:p text:style-name="P20">class BoxWeight extends Box{</text:p>
      <text:p text:style-name="P20"><text:tab/>double weight;</text:p>
      <text:p text:style-name="P20"/>
      <text:p text:style-name="P20"><text:tab/>//constructor for BoxWeight</text:p>
      <text:p text:style-name="P20"><text:tab/>BoxWeight(double w, double h, double d, double m){</text:p>
      <text:p text:style-name="P20"><text:tab/><text:tab/>super(w,d,h);</text:p>
      <text:p text:style-name="P20"><text:tab/><text:tab/>weight = m;</text:p>
      <text:p text:style-name="P20"><text:tab/>}</text:p>
      <text:p text:style-name="P20">}</text:p>
      <text:p text:style-name="P20">class SingleInheritance{</text:p>
      <text:p text:style-name="P20"><text:tab/>public static void main(String args[]){</text:p>
      <text:p text:style-name="P20"><text:tab/><text:tab/>BoxWeight mybox1 = new BoxWeight(10,20,15,30);</text:p>
      <text:p text:style-name="P20"><text:tab/><text:tab/>BoxWeight mybox2 = new BoxWeight(2,3,4,7);</text:p>
      <text:p text:style-name="P20"><text:tab/><text:tab/>double vol;</text:p>
      <text:p text:style-name="P20"/>
      <text:p text:style-name="P20"><text:tab/><text:tab/>vol = mybox1.volume();</text:p>
      <text:p text:style-name="P20"><text:tab/><text:tab/>System.out.println("Volume is:"+vol);</text:p>
      <text:p text:style-name="P20"><text:tab/><text:tab/>System.out.println("Weight of the box:"+mybox1.weight);</text:p>
      <text:p text:style-name="P20"><text:tab/><text:tab/></text:p>
      <text:p text:style-name="P20"><text:tab/><text:tab/>vol = mybox2.volume();</text:p>
      <text:p text:style-name="P20"><text:tab/><text:tab/>System.out.println("Volume is:"+vol);</text:p>
      <text:p text:style-name="P20"><text:tab/><text:tab/>System.out.println("Weight of the box:"+mybox2.weight);</text:p>
      <text:p text:style-name="P20"><text:tab/>}</text:p>
      <text:p text:style-name="P20">}</text:p>
      <text:p text:style-name="P4"/>
      <text:p text:style-name="P7"/>
      <text:p text:style-name="P7">Creating a Multilevel Hierarchy</text:p>
      <text:p text:style-name="P7"/>
      <text:p text:style-name="P7">package com.htc.day3;</text:p>
      <text:p text:style-name="P7"/>
      <text:p text:style-name="P7">import java.time.LocalDate;</text:p>
      <text:p text:style-name="P7">import java.util.Calendar;</text:p>
      <text:p text:style-name="P7">import java.util.Date;</text:p>
      <text:p text:style-name="P7"/>
      <text:p text:style-name="P7">class Item {</text:p>
      <text:p text:style-name="P7"><text:s/></text:p>
      <text:p text:style-name="P7"><text:s/>private <text:s text:c="3"/>int <text:s text:c="4"/>id;</text:p>
      <text:p text:style-name="P7"><text:s/>private <text:s text:c="3"/>String <text:s/>name;</text:p>
      <text:p text:style-name="P7"><text:s/>private <text:s text:c="3"/>double <text:s/>price;</text:p>
      <text:p text:style-name="P7"/>
      <text:p text:style-name="P7"><text:s text:c="2"/>Item(int i, String n, double p) <text:s/>{</text:p>
      <text:p text:style-name="P7"><text:s text:c="4"/>this.id <text:s/>= i;</text:p>
      <text:p text:style-name="P7"><text:s text:c="4"/>this.name = n;</text:p>
      <text:p text:style-name="P7"><text:soft-page-break/><text:s text:c="4"/>this.price = p;</text:p>
      <text:p text:style-name="P7"><text:s text:c="2"/>}</text:p>
      <text:p text:style-name="P7"/>
      <text:p text:style-name="P7"><text:s text:c="2"/>void show(){</text:p>
      <text:p text:style-name="P7"><text:s text:c="4"/>System.out.println("\nItem id is::" + id +</text:p>
      <text:p text:style-name="P7"><text:s text:c="23"/>" and Name is ::" + name +</text:p>
      <text:p text:style-name="P7"><text:s text:c="23"/>" and Price is::" +price);</text:p>
      <text:p text:style-name="P7"><text:s text:c="2"/>}</text:p>
      <text:p text:style-name="P7"/>
      <text:p text:style-name="P7"><text:s text:c="2"/>public int getId() {</text:p>
      <text:p text:style-name="P7"><text:tab/> <text:s/>return id;</text:p>
      <text:p text:style-name="P7"><text:s text:c="2"/>}</text:p>
      <text:p text:style-name="P7"/>
      <text:p text:style-name="P7"><text:s text:c="2"/>public void setId(int id) {</text:p>
      <text:p text:style-name="P7"><text:s text:c="6"/>this.id = id;</text:p>
      <text:p text:style-name="P7"><text:s text:c="2"/>}</text:p>
      <text:p text:style-name="P7"/>
      <text:p text:style-name="P7"><text:s text:c="2"/>public String getName() {</text:p>
      <text:p text:style-name="P7"><text:tab/> return name;</text:p>
      <text:p text:style-name="P7"><text:s text:c="2"/>}</text:p>
      <text:p text:style-name="P7"/>
      <text:p text:style-name="P7"><text:s text:c="2"/>public void setName(String name) {</text:p>
      <text:p text:style-name="P7"><text:tab/> this.name = name;</text:p>
      <text:p text:style-name="P7"><text:s text:c="2"/>}</text:p>
      <text:p text:style-name="P7"/>
      <text:p text:style-name="P7"><text:s text:c="2"/>public double getPrice() {</text:p>
      <text:p text:style-name="P7"><text:tab/> return price;</text:p>
      <text:p text:style-name="P7"><text:s text:c="2"/>}</text:p>
      <text:p text:style-name="P7"/>
      <text:p text:style-name="P7"><text:s text:c="2"/>public void setPrice(double price) {</text:p>
      <text:p text:style-name="P7"><text:tab/> <text:s/>this.price = price;</text:p>
      <text:p text:style-name="P7"><text:s text:c="2"/>} </text:p>
      <text:p text:style-name="P7"><text:s/></text:p>
      <text:p text:style-name="P7">}</text:p>
      <text:p text:style-name="P7"><text:s text:c="3"/></text:p>
      <text:p text:style-name="P7"><text:s/>class ItemRequest extends Item {</text:p>
      <text:p text:style-name="P7"><text:s text:c="4"/>int reqQty;</text:p>
      <text:p text:style-name="P7"/>
      <text:p text:style-name="P7"><text:s text:c="4"/>ItemRequest(int d, String n, double p, int q){</text:p>
      <text:p text:style-name="P7"><text:s text:c="6"/>super(d,n,p);</text:p>
      <text:p text:style-name="P7"><text:s text:c="6"/>reqQty = q;</text:p>
      <text:p text:style-name="P7"><text:s text:c="4"/>}</text:p>
      <text:p text:style-name="P7"/>
      <text:p text:style-name="P7"><text:s text:c="4"/>double totCost() {</text:p>
      <text:p text:style-name="P7"><text:s text:c="6"/>return(super.getPrice()*reqQty);</text:p>
      <text:p text:style-name="P7"><text:s text:c="4"/>}</text:p>
      <text:p text:style-name="P7"/>
      <text:p text:style-name="P7"><text:s/>} <text:s text:c="13"/></text:p>
      <text:p text:style-name="P7"><text:s/>class ItemPurchase extends ItemRequest {</text:p>
      <text:p text:style-name="P7"><text:s text:c="2"/></text:p>
      <text:p text:style-name="P7"><text:s text:c="4"/>int ordNo;</text:p>
      <text:p text:style-name="P7"/>
      <text:p text:style-name="P7"><text:soft-page-break/><text:s text:c="5"/>ItemPurchase(int d, String n, double p, int q, int ord) {</text:p>
      <text:p text:style-name="P7"><text:s text:c="7"/>super(d,n,p,q);</text:p>
      <text:p text:style-name="P7"><text:s text:c="7"/>ordNo = ord;</text:p>
      <text:p text:style-name="P7"><text:s text:c="5"/>}</text:p>
      <text:p text:style-name="P7"><text:s text:c="6"/></text:p>
      <text:p text:style-name="P7"><text:s text:c="5"/>void placeOrder() {</text:p>
      <text:p text:style-name="P7"><text:s text:c="7"/>LocalDate cur = LocalDate.now();</text:p>
      <text:p text:style-name="P7"><text:s text:c="7"/>LocalDate expected = cur.plusMonths(2);</text:p>
      <text:p text:style-name="P7"><text:s text:c="7"/>System.out.println("\nOrder No " + ordNo + </text:p>
      <text:p text:style-name="P7"><text:s text:c="23"/>" is placed on " + cur);</text:p>
      <text:p text:style-name="P7"><text:s text:c="4"/></text:p>
      <text:p text:style-name="P7"><text:s text:c="7"/>System.out.println( "Order No " + ordNo + </text:p>
      <text:p text:style-name="P7"><text:s text:c="24"/>" is expected by " + expected); <text:s text:c="3"/></text:p>
      <text:p text:style-name="P7"><text:s text:c="6"/>}</text:p>
      <text:p text:style-name="P7"/>
      <text:p text:style-name="P7">}</text:p>
      <text:p text:style-name="P7"><text:s text:c="3"/></text:p>
      <text:p text:style-name="P30"><text:span text:style-name="T7">public class </text:span><text:span text:style-name="T2">M</text:span><text:span text:style-name="T3">ultipleLevel</text:span><text:span text:style-name="T7">Inheritance {</text:span></text:p>
      <text:p text:style-name="P7"><text:s/></text:p>
      <text:p text:style-name="P7"><text:s text:c="2"/>public static void main(String[] arg) { <text:s text:c="5"/></text:p>
      <text:p text:style-name="P7"><text:s text:c="4"/>ItemPurchase p = new ItemPurchase(101, </text:p>
      <text:p text:style-name="P7"><text:s text:c="25"/>"Cup-Board", 5000.00, 20, 1001);</text:p>
      <text:p text:style-name="P7"/>
      <text:p text:style-name="P7"><text:s text:c="4"/>p.show();</text:p>
      <text:p text:style-name="P7"><text:s text:c="4"/>System.out.println("\nCost Involved is " + p.totCost());</text:p>
      <text:p text:style-name="P7"><text:s text:c="4"/>p.placeOrder();</text:p>
      <text:p text:style-name="P7"><text:s/>}</text:p>
      <text:p text:style-name="P7"/>
      <text:p text:style-name="P7">} </text:p>
      <text:p text:style-name="P7"><text:s text:c="9"/></text:p>
      <text:p text:style-name="P4">Method Overriding</text:p>
      <text:p text:style-name="P7"/>
      <text:p text:style-name="P7">In a class hierarchy, when a method in a subclass has the same name and type</text:p>
      <text:p text:style-name="P7">signature as a method in its superclass, then the method in the subclass is said to</text:p>
      <text:p text:style-name="P7">override the method in the superclass. When an overridden method is called</text:p>
      <text:p text:style-name="P7">from within its subclass, it will always refer to the version of that method</text:p>
      <text:p text:style-name="P7">defined by the subclass. The version of the method defined by the superclass will</text:p>
      <text:p text:style-name="P7">be hidden. Consider the following:</text:p>
      <text:p text:style-name="P7"/>
      <text:p text:style-name="P7">class Sports {</text:p>
      <text:p text:style-name="P7"><text:s text:c="4"/></text:p>
      <text:p text:style-name="P7"><text:s text:c="4"/>private String name;</text:p>
      <text:p text:style-name="P7"><text:s text:c="4"/>private int <text:s/>players;</text:p>
      <text:p text:style-name="P7"><text:s text:c="4"/></text:p>
      <text:p text:style-name="P7"><text:s text:c="4"/>public Sports(String name, int players) {</text:p>
      <text:p text:style-name="P7"><text:s text:c="8"/>super();</text:p>
      <text:p text:style-name="P7"><text:s text:c="8"/>this.name = name;</text:p>
      <text:p text:style-name="P7"><text:s text:c="8"/>this.players = players;</text:p>
      <text:p text:style-name="P7"><text:s text:c="4"/>}</text:p>
      <text:p text:style-name="P7"/>
      <text:p text:style-name="P7"><text:s text:c="4"/>public String getName() {</text:p>
      <text:p text:style-name="P7"><text:s text:c="8"/>return name;</text:p>
      <text:p text:style-name="P7"><text:soft-page-break/><text:s text:c="4"/>}</text:p>
      <text:p text:style-name="P7"/>
      <text:p text:style-name="P7"><text:s text:c="4"/>public void setName(String name) {</text:p>
      <text:p text:style-name="P7"><text:s text:c="8"/>this.name = name;</text:p>
      <text:p text:style-name="P7"><text:s text:c="4"/>}</text:p>
      <text:p text:style-name="P7"/>
      <text:p text:style-name="P7"><text:s text:c="4"/>public int getPlayers() {</text:p>
      <text:p text:style-name="P7"><text:s text:c="8"/>return players;</text:p>
      <text:p text:style-name="P7"><text:s text:c="4"/>}</text:p>
      <text:p text:style-name="P7"/>
      <text:p text:style-name="P7"><text:s text:c="4"/>public void setPlayers(int players) {</text:p>
      <text:p text:style-name="P7"><text:s text:c="8"/>this.players = players;</text:p>
      <text:p text:style-name="P7"><text:s text:c="4"/>}</text:p>
      <text:p text:style-name="P7"><text:s text:c="4"/></text:p>
      <text:p text:style-name="P7"><text:s text:c="4"/>public void winning() {</text:p>
      <text:p text:style-name="P7"><text:s text:c="8"/>System.out.println("Based on Game winning Criterion is decided");</text:p>
      <text:p text:style-name="P7"><text:s text:c="4"/>}</text:p>
      <text:p text:style-name="P7"><text:s text:c="3"/></text:p>
      <text:p text:style-name="P7">}</text:p>
      <text:p text:style-name="P7"/>
      <text:p text:style-name="P7">class SportsCricket extends Sports {</text:p>
      <text:p text:style-name="P7"/>
      <text:p text:style-name="P7"><text:s text:c="4"/>public SportsCricket() {</text:p>
      <text:p text:style-name="P7"><text:s text:c="8"/>super("Cricket", 11); <text:s text:c="7"/></text:p>
      <text:p text:style-name="P7"><text:s text:c="4"/>}</text:p>
      <text:p text:style-name="P7"><text:s text:c="4"/></text:p>
      <text:p text:style-name="P7"><text:s text:c="4"/>@Override</text:p>
      <text:p text:style-name="P7"><text:s text:c="4"/>public void winning() {</text:p>
      <text:p text:style-name="P7"><text:s text:c="8"/>System.out.println("In "+this.getName()+" team which scores more runs will win");</text:p>
      <text:p text:style-name="P7"><text:s text:c="4"/>}</text:p>
      <text:p text:style-name="P7"><text:s text:c="4"/></text:p>
      <text:p text:style-name="P7">}</text:p>
      <text:p text:style-name="P7"/>
      <text:p text:style-name="P7">class SportsHockey extends Sports {</text:p>
      <text:p text:style-name="P7"><text:s text:c="4"/></text:p>
      <text:p text:style-name="P7"><text:s text:c="4"/>public SportsHockey() {</text:p>
      <text:p text:style-name="P7"><text:s text:c="8"/>super("Hockey", 10);</text:p>
      <text:p text:style-name="P7"><text:s text:c="4"/>}</text:p>
      <text:p text:style-name="P7"/>
      <text:p text:style-name="P7"><text:s text:c="4"/>@Override</text:p>
      <text:p text:style-name="P7"><text:s text:c="4"/>public void winning() {</text:p>
      <text:p text:style-name="P7"><text:s text:c="8"/>System.out.println("In "+this.getName()+" team which scores more Goals will win");</text:p>
      <text:p text:style-name="P7"><text:s text:c="4"/>}</text:p>
      <text:p text:style-name="P7"/>
      <text:p text:style-name="P7">}</text:p>
      <text:p text:style-name="P7"/>
      <text:p text:style-name="P7"/>
      <text:p text:style-name="P7">public class InheritPoly {</text:p>
      <text:p text:style-name="P7"/>
      <text:p text:style-name="P7"><text:s text:c="3"/>public static void main(String[] args) {</text:p>
      <text:p text:style-name="P7"><text:s text:c="6"/>Sports <text:s/>sports = new Sports("FootBall", 10);</text:p>
      <text:p text:style-name="P7"><text:s text:c="6"/>sports.winning();</text:p>
      <text:p text:style-name="P7"><text:soft-page-break/><text:s text:c="6"/>System.out.println();</text:p>
      <text:p text:style-name="P7"><text:s text:c="6"/></text:p>
      <text:p text:style-name="P7"><text:s text:c="6"/>sports = new SportsCricket();</text:p>
      <text:p text:style-name="P7"><text:s text:c="6"/>sports.winning();</text:p>
      <text:p text:style-name="P7"><text:s text:c="6"/>System.out.println();</text:p>
      <text:p text:style-name="P7"><text:s text:c="6"/></text:p>
      <text:p text:style-name="P7"><text:s text:c="6"/>sports = new SportsHockey();</text:p>
      <text:p text:style-name="P7"><text:s text:c="6"/>sports.winning();</text:p>
      <text:p text:style-name="P7"><text:s text:c="6"/></text:p>
      <text:p text:style-name="P7"><text:s text:c="3"/>}</text:p>
      <text:p text:style-name="P7"/>
      <text:p text:style-name="P7">}</text:p>
      <text:p text:style-name="P7"/>
      <text:p text:style-name="P7"><text:span text:style-name="T1">Abstract Classes</text:span> </text:p>
      <text:p text:style-name="P7"/>
      <text:p text:style-name="P7">There are situations in which you will want to define a superclass that declares the structure of a given abstraction without providing a complete implementation of every method. That is, sometimes you will want to create a superclass that only defines a generalized form that will be shared by all of its subclasses, leaving it to each subclass to fill in the details. Such a class determines the nature of the methods that the subclasses must implement. One way this situation can occur is when a superclass is unable to create a meaningful implementation for a method. </text:p>
      <text:p text:style-name="P7"/>
      <text:p text:style-name="P7">Java’s solution to this problem is the abstract method. You can require that certain methods be overridden by subclasses by specifying the abstract type modifier. These methods are sometimes referred to as subclasser responsibility because they have no implementation specified in the superclass. Thus, a subclass must override them—it cannot simply use the version defined in the superclass. </text:p>
      <text:p text:style-name="P7"/>
      <text:p text:style-name="P10">To declare an abstract method, use this general form: </text:p>
      <text:p text:style-name="P10"/>
      <text:p text:style-name="P10">abstract type name(parameter-list); </text:p>
      <text:p text:style-name="P10"/>
      <text:p text:style-name="P10">Any class that contains one or more abstract methods must also be declared abstract. To declare a class abstract, you simply use the abstract keyword in front of the class keyword at the beginning of the class declaration. There can be no objects of an abstract class. That is, an abstract class cannot be directly instantiated with the new operator. Such objects would be useless, because an abstract class is not fully defined. Also, you cannot declare abstract constructors, or abstract static methods. </text:p>
      <text:p text:style-name="P7"/>
      <text:p text:style-name="P21">Demo</text:p>
      <text:p text:style-name="P21"/>
      <text:p text:style-name="P21">abstract class FourWheeler <text:s text:c="2"/>{</text:p>
      <text:p text:style-name="P21"/>
      <text:p text:style-name="P21"><text:s text:c="2"/>int passengers;</text:p>
      <text:p text:style-name="P21"><text:s text:c="2"/>double tonnage; </text:p>
      <text:p text:style-name="P21"><text:s text:c="2"/>static int NO_APPEARED_WHEELS = 4;</text:p>
      <text:p text:style-name="P21"><text:s/></text:p>
      <text:p text:style-name="P21"><text:s text:c="2"/>public FourWheeler(int persons) {</text:p>
      <text:p text:style-name="P21"><text:s text:c="4"/>this.passengers = persons;</text:p>
      <text:p text:style-name="P21"><text:s text:c="2"/>}</text:p>
      <text:p text:style-name="P21"><text:s text:c="2"/></text:p>
      <text:p text:style-name="P21"><text:s text:c="2"/>public FourWheeler(double tonnage) {</text:p>
      <text:p text:style-name="P21"><text:s text:c="4"/>this.tonnage = tonnage;</text:p>
      <text:p text:style-name="P21"><text:soft-page-break/><text:s text:c="2"/>}</text:p>
      <text:p text:style-name="P21"/>
      <text:p text:style-name="P21"><text:s text:c="2"/>public final void displayConsumption(int vol){</text:p>
      <text:p text:style-name="P21"><text:s text:c="4"/>switch (vol){</text:p>
      <text:p text:style-name="P21"><text:s text:c="6"/>case 800: System.out.println("will give 22kms per liter");</text:p>
      <text:p text:style-name="P21"><text:s text:c="16"/>break;</text:p>
      <text:p text:style-name="P21"><text:s text:c="6"/>case 1000: System.out.println("will give 16kms per liter");</text:p>
      <text:p text:style-name="P21"><text:s text:c="17"/>break; <text:s text:c="2"/></text:p>
      <text:p text:style-name="P21"><text:s text:c="6"/>case 1200: System.out.println("will give 10kms per liter");</text:p>
      <text:p text:style-name="P21"><text:s text:c="17"/>break; <text:s text:c="2"/></text:p>
      <text:p text:style-name="P21"><text:s text:c="6"/>default: <text:s/>System.out.println("will give 8kms per liter");</text:p>
      <text:p text:style-name="P21"><text:s text:c="16"/>break;</text:p>
      <text:p text:style-name="P21"><text:s text:c="4"/>}</text:p>
      <text:p text:style-name="P21"><text:s text:c="2"/>}</text:p>
      <text:p text:style-name="P21"><text:s text:c="2"/>abstract int specifyVolume();</text:p>
      <text:p text:style-name="P21">}</text:p>
      <text:p text:style-name="P21"/>
      <text:p text:style-name="P21">class Maruti extends FourWheeler {</text:p>
      <text:p text:style-name="P21"><text:s text:c="3"/>Maruti(int p) {</text:p>
      <text:p text:style-name="P21"><text:s text:c="5"/>super(p);</text:p>
      <text:p text:style-name="P21"><text:s text:c="3"/>}</text:p>
      <text:p text:style-name="P21"/>
      <text:p text:style-name="P21"><text:s text:c="3"/>public int specifyVolume() {</text:p>
      <text:p text:style-name="P21"><text:s text:c="5"/>int ret = super.passengers*200;</text:p>
      <text:p text:style-name="P21"><text:s text:c="5"/>System.out.println("The capacity is "+ret+" c.c");</text:p>
      <text:p text:style-name="P21"><text:s text:c="5"/>return ret;</text:p>
      <text:p text:style-name="P21"><text:s text:c="3"/>}</text:p>
      <text:p text:style-name="P21"/>
      <text:p text:style-name="P21">}</text:p>
      <text:p text:style-name="P21">class Leyland extends FourWheeler {</text:p>
      <text:p text:style-name="P21"/>
      <text:p text:style-name="P21"><text:s text:c="2"/>Leyland(double load) {</text:p>
      <text:p text:style-name="P21"><text:s text:c="4"/>super(load);</text:p>
      <text:p text:style-name="P21"><text:s text:c="2"/>}</text:p>
      <text:p text:style-name="P21"/>
      <text:p text:style-name="P21"><text:s text:c="2"/>public int specifyVolume() {</text:p>
      <text:p text:style-name="P21"><text:s text:c="4"/>int cap = (int)Math.round((super.tonnage * 1000)/416.5); </text:p>
      <text:p text:style-name="P21"><text:s text:c="4"/>System.out.println("The capacity is "+cap+" c.c");</text:p>
      <text:p text:style-name="P21"><text:s text:c="4"/>return cap; </text:p>
      <text:p text:style-name="P21"><text:s text:c="2"/>}</text:p>
      <text:p text:style-name="P21"/>
      <text:p text:style-name="P21">}</text:p>
      <text:p text:style-name="P21">public class AbstractDemo <text:s/>{</text:p>
      <text:p text:style-name="P21"/>
      <text:p text:style-name="P21"><text:s text:c="2"/>public static void main(String[] args){</text:p>
      <text:p text:style-name="P21"><text:s text:c="4"/>FourWheeler mm = new Maruti(4);</text:p>
      <text:p text:style-name="P21"><text:s text:c="4"/>int vol = mm.specifyVolume();</text:p>
      <text:p text:style-name="P21"><text:s text:c="4"/>mm.displayConsumption(vol);</text:p>
      <text:p text:style-name="P21"/>
      <text:p text:style-name="P21"><text:s text:c="4"/>mm = new Leyland(500.0);</text:p>
      <text:p text:style-name="P21"><text:s text:c="4"/>vol = mm.specifyVolume();</text:p>
      <text:p text:style-name="P21"><text:s text:c="4"/>mm.displayConsumption(vol); <text:s text:c="3"/></text:p>
      <text:p text:style-name="P21"><text:soft-page-break/><text:s text:c="2"/>}</text:p>
      <text:p text:style-name="P21"/>
      <text:p text:style-name="P21">}</text:p>
      <text:p text:style-name="P21"/>
      <text:p text:style-name="P21"/>
      <text:p text:style-name="P21"/>
      <text:p text:style-name="P21"/>
      <text:p text:style-name="P17">Anonymous Class</text:p>
      <text:p text:style-name="P17"/>
      <text:p text:style-name="P28">An anonymous class must be defined inside another class. Hence, it is also known as an anonymous inner class. Its syntax is:</text:p>
      <text:p text:style-name="P28"/>
      <text:p text:style-name="P28">class outerClass {</text:p>
      <text:p text:style-name="P28"/>
      <text:p text:style-name="P28"><text:s text:c="4"/>// defining anonymous class</text:p>
      <text:p text:style-name="P28"><text:s text:c="4"/>object1 = new Type(parameterList) {</text:p>
      <text:p text:style-name="P28"><text:s text:c="9"/>// body of the anonymous class</text:p>
      <text:p text:style-name="P28"><text:s text:c="4"/>};</text:p>
      <text:p text:style-name="P28">}</text:p>
      <text:p text:style-name="P28"/>
      <text:p text:style-name="P18">Demo</text:p>
      <text:p text:style-name="P29"/>
      <text:p text:style-name="P29">class Polygon {</text:p>
      <text:p text:style-name="P29"><text:s text:c="3"/>public void display() {</text:p>
      <text:p text:style-name="P29"><text:s text:c="6"/>System.out.println("Inside the Polygon class");</text:p>
      <text:p text:style-name="P29"><text:s text:c="3"/>}</text:p>
      <text:p text:style-name="P29">}</text:p>
      <text:p text:style-name="P29"/>
      <text:p text:style-name="P29">class AnonymousDemo {</text:p>
      <text:p text:style-name="P29"><text:s text:c="3"/>public static void main(String args[]) {</text:p>
      <text:p text:style-name="P29"/>
      <text:p text:style-name="P29"><text:s text:c="6"/>// creation of anonymous class extending class Polygon</text:p>
      <text:p text:style-name="P29"><text:s text:c="6"/>Polygon p1 = new Polygon() {</text:p>
      <text:p text:style-name="P29"><text:s text:c="9"/>public void display() {</text:p>
      <text:p text:style-name="P29"><text:s text:c="12"/>System.out.println("Inside an anonymous class.");</text:p>
      <text:p text:style-name="P29"><text:s text:c="9"/>}</text:p>
      <text:p text:style-name="P29"><text:s text:c="6"/>};</text:p>
      <text:p text:style-name="P29"><text:s text:c="6"/>p1.display();</text:p>
      <text:p text:style-name="P29"><text:s text:c="3"/>}</text:p>
      <text:p text:style-name="P29">}</text:p>
      <text:p text:style-name="P28"/>
      <text:p text:style-name="P13">Restricting inheritance and class and method level</text:p>
      <text:p text:style-name="P21"/>
      <text:p text:style-name="P21">Methods declared as final cannot be overridden.</text:p>
      <text:p text:style-name="P21">To prevent a class from being inherited declare it as final</text:p>
      <text:p text:style-name="P21"/>
      <text:p text:style-name="P21">Note: It is illegal to declare a class as both abstract and final since an abstract class is incomplete by itself and relies upon its subclasses to provide complete implementations. </text:p>
      <text:p text:style-name="P21"/>
      <text:p text:style-name="P14">Interfaces</text:p>
      <text:p text:style-name="P22"/>
      <text:p text:style-name="P22"><text:soft-page-break/>Using the keyword interface, you can fully abstract a class’ interface from its implementation. That is, using interface, you can specify what a class must do, but not how it does it. Interfaces are syntactically similar to classes, but they lack instance variables, and, as a general rule, their methods are declared without any body. In practice, this means that you can define interfaces that don’t make assumptions about how they are implemented. Once it is defined, any number of classes can implement an interface. Also, one class can implement any number of interfaces. </text:p>
      <text:p text:style-name="P22"/>
      <text:p text:style-name="P14">Defining an Interface</text:p>
      <text:p text:style-name="P22"/>
      <text:p text:style-name="P22">An interface is defined much like a class. </text:p>
      <text:p text:style-name="P22"/>
      <text:p text:style-name="P23">access-specifier interface interface-name{</text:p>
      <text:p text:style-name="P23"><text:tab/>final data-type variable-name=value;</text:p>
      <text:p text:style-name="P23"><text:tab/>access-specifier return-type methodname(parameter-list);</text:p>
      <text:p text:style-name="P23">}</text:p>
      <text:p text:style-name="P23"/>
      <text:p text:style-name="P31"><text:span text:style-name="T4">JDK 8 added a feature to interface that made a significant change to its capabilities. Prior to JDK 8, an interface could not define any implementation. </text:span>Beginning with JDK 8, it is possible to add a default implementation to an interface method. Furthermore, JDK 8 also added static interface methods.</text:p>
      <text:p text:style-name="P31"/>
      <text:p text:style-name="P31">As the general form shows, variables can be declared inside interface declarations. They are implicitly final and static, meaning they cannot be changed by the implementing class. They must also be initialized. All methods and variables are implicitly public. </text:p>
      <text:p text:style-name="P31"/>
      <text:p text:style-name="P1">Implementing Interfaces </text:p>
      <text:p text:style-name="P32"/>
      <text:p text:style-name="P32">Once an interface has been defined, one or more classes can implement that interface. To implement an interface, include the implements clause in a class definition, and then create the methods required by the interface. </text:p>
      <text:p text:style-name="P32"/>
      <text:p text:style-name="P26"><text:span text:style-name="T1">Default Interface Method</text:span> </text:p>
      <text:p text:style-name="P26"/>
      <text:p text:style-name="P26">As explained earlier, prior to JDK 8, an interface could not define any implementation whatsoever. This meant that for all previous versions of Java, the methods specified by an interface were abstract, containing no body. This is the traditional form of an interface and is the type of interface that the preceding discussions have used. The release of JDK 8 changed this by adding a new capability to interface called the default method. A default method lets you define a default implementation for an interface method. </text:p>
      <text:p text:style-name="P26"/>
      <text:p text:style-name="P33"><text:span text:style-name="T5">A primary motivation for the default method was to provide a means by which interfaces could be expanded without breaking existing code. </text:span>In the past, if a new method were added to a popular, widely used interface, then the addition of that method would break existing code because no implementation would be found for that new method. The default method solves this problem by supplying an implementation that will be used if no other implementation is explicitly provided. </text:p>
      <text:p text:style-name="P24"/>
      <text:p text:style-name="P24">Another motivation for the default method was the desire to specify methods in an interface that are, essentially, optional, depending on how the interface is used. </text:p>
      <text:p text:style-name="P24"/>
      <text:p text:style-name="P24">For example, an interface might define a group of methods that act on a sequence of elements. One of these methods might be called remove( ), and its purpose is to remove an element from the sequence. However, if the interface is intended to support both modifiable and nonmodifiable <text:soft-page-break/>sequences, then remove( ) is essentially optional because it won’t be used by nonmodifiable sequences. In the past, a class that implemented a nonmodifiable sequence would have had to define an empty implementation of remove( ), even though it was not needed. Today, a default implementation for remove( ) can be specified in the interface that does nothing (or throws an exception). </text:p>
      <text:p text:style-name="P24"/>
      <text:p text:style-name="P35">Use Static Method in Interfaces</text:p>
      <text:p text:style-name="P27"/>
      <text:p text:style-name="P34"><text:span text:style-name="T6">Another capability added to interface by JDK 8 is the ability to define one or more static methods. Like static methods in a class, a static method defined by an interface can be called independently of any object. Thus, no implementation </text:span>of the interface is necessary, and no instance of the interface is required, in order to call a static method. Instead, a static method is called by specifying the interface name, followed by a period, followed by the method name. </text:p>
      <text:p text:style-name="P34"/>
      <text:p text:style-name="P34">Here is the general form: </text:p>
      <text:p text:style-name="P34"/>
      <text:p text:style-name="P34">InterfaceName.staticMethodName </text:p>
      <text:p text:style-name="P27"/>
      <text:p text:style-name="P15">Demo</text:p>
      <text:p text:style-name="P25"/>
      <text:p text:style-name="P25">public interface Vehicle {</text:p>
      <text:p text:style-name="P25"><text:s/>String getBrand();</text:p>
      <text:p text:style-name="P25"><text:s/>String speedUp();</text:p>
      <text:p text:style-name="P25"><text:s/>String slowDown();</text:p>
      <text:p text:style-name="P25"/>
      <text:p text:style-name="P25"><text:s/>default String turnAlarmOn() {</text:p>
      <text:p text:style-name="P25"><text:s text:c="2"/>return "Turning the vehice alarm on.";</text:p>
      <text:p text:style-name="P25"><text:s/>}</text:p>
      <text:p text:style-name="P25"/>
      <text:p text:style-name="P25"><text:s/>default String turnAlarmOff() {</text:p>
      <text:p text:style-name="P25"><text:s text:c="2"/>return "Turning the vehicle alarm off.";</text:p>
      <text:p text:style-name="P25"><text:s/>}</text:p>
      <text:p text:style-name="P25"/>
      <text:p text:style-name="P25"><text:s/>static int getHorsePower(int rpm, int torque) {</text:p>
      <text:p text:style-name="P25"><text:s text:c="2"/>return (rpm * torque) / 5252;</text:p>
      <text:p text:style-name="P25"><text:s/>}</text:p>
      <text:p text:style-name="P25">}</text:p>
      <text:p text:style-name="P23"/>
      <text:p text:style-name="P23">public class Car implements Vehicle {</text:p>
      <text:p text:style-name="P23"/>
      <text:p text:style-name="P23"><text:s text:c="4"/>private final String brand;</text:p>
      <text:p text:style-name="P23"/>
      <text:p text:style-name="P23"><text:s text:c="4"/>public Car(String brand) {</text:p>
      <text:p text:style-name="P23"><text:s text:c="8"/>this.brand = brand;</text:p>
      <text:p text:style-name="P23"><text:s text:c="4"/>}</text:p>
      <text:p text:style-name="P23"/>
      <text:p text:style-name="P23"><text:s text:c="4"/>@Override</text:p>
      <text:p text:style-name="P23"><text:s text:c="4"/>public String getBrand() {</text:p>
      <text:p text:style-name="P23"><text:s text:c="8"/>return brand;</text:p>
      <text:p text:style-name="P23"><text:s text:c="4"/>}</text:p>
      <text:p text:style-name="P23"/>
      <text:p text:style-name="P23"><text:s text:c="4"/>@Override</text:p>
      <text:p text:style-name="P23"><text:soft-page-break/><text:s text:c="4"/>public String speedUp() {</text:p>
      <text:p text:style-name="P23"><text:s text:c="8"/>return "The car is speeding up.";</text:p>
      <text:p text:style-name="P23"><text:s text:c="4"/>}</text:p>
      <text:p text:style-name="P23"/>
      <text:p text:style-name="P23"><text:s text:c="4"/>@Override</text:p>
      <text:p text:style-name="P23"><text:s text:c="4"/>public String slowDown() {</text:p>
      <text:p text:style-name="P23"><text:s text:c="8"/>return "The car is slowing down.";</text:p>
      <text:p text:style-name="P23"><text:s text:c="4"/>}</text:p>
      <text:p text:style-name="P23">}</text:p>
      <text:p text:style-name="P23">public class TestJava8Interface {</text:p>
      <text:p text:style-name="P23"><text:s/>public static void main(String[] args) {</text:p>
      <text:p text:style-name="P23"/>
      <text:p text:style-name="P23"><text:s text:c="2"/>Vehicle car = new Car("BMW");</text:p>
      <text:p text:style-name="P23"><text:s text:c="2"/>System.out.println(car.getBrand());</text:p>
      <text:p text:style-name="P23"><text:s text:c="2"/>System.out.println(car.speedUp());</text:p>
      <text:p text:style-name="P23"><text:s text:c="2"/>System.out.println(car.slowDown());</text:p>
      <text:p text:style-name="P23"><text:s text:c="2"/>System.out.println(car.turnAlarmOn());</text:p>
      <text:p text:style-name="P23"><text:s text:c="2"/>System.out.println(car.turnAlarmOff());</text:p>
      <text:p text:style-name="P23"><text:s text:c="2"/>System.out.println(Vehicle.getHorsePower(2500, 480));</text:p>
      <text:p text:style-name="P23"><text:s text:c="2"/></text:p>
      <text:p text:style-name="P23"><text:s/>}</text:p>
      <text:p text:style-name="P23">}</text:p>
      <text:p text:style-name="P23"/>
      <text:p text:style-name="P16">Marker Interfaces</text:p>
      <text:p text:style-name="P23"/>
      <text:p text:style-name="P23">A marker interface is an interface that has no methods or constants inside it. It provides run-time type information about objects, so the compiler and JVM have additional information about the object.</text:p>
      <text:p text:style-name="P23"/>
      <text:p text:style-name="P23">A marker interface is also called a tagging interface.</text:p>
      <text:p text:style-name="P23"/>
      <text:p text:style-name="P23">Though marker interfaces are still in use, they very likely point to a code smell and should be used carefully. The main reason for this is that they blur the lines about what an interface represents since markers don't define any behavior. Newer development favors annotations to solve some of the same problems.</text:p>
      <text:p text:style-name="P23"/>
      <text:p text:style-name="P23">Java has many built-in marker interfaces, such as Serializable, Cloneable, and Remote.</text:p>
      <text:p text:style-name="P23"/>
      <text:p text:style-name="P23"/>
      <text:p text:style-name="P23"/>
      <text:p text:style-name="P23"><text:span text:style-name="T1">Cloneable interface :</text:span> Cloneable interface is present in java.lang package. There is a method clone() in Object class. A class that implements the Cloneable interface indicates that it is legal for clone() method to make a field-for-field copy of instances of that class. </text:p>
      <text:p text:style-name="P23"/>
      <text:p text:style-name="P23">Invoking Object’s clone method on an instance of the class that does not implement the Cloneable interface results in an exception CloneNotSupportedException being thrown. By convention, classes that implement this interface should override Object.clone() method. </text:p>
      <text:p text:style-name="P23"/>
      <text:p text:style-name="P23"><text:span text:style-name="T1">Serializable interface :</text:span> Serializable interface is present in java.io package. It is used to make an object eligible for saving its state into a file. This is called Serialization. </text:p>
      <text:p text:style-name="P23"/>
      <text:p text:style-name="P23"><text:soft-page-break/>Classes that do not implement this interface will not have any of their state serialized or deserialized. All subtypes of a serializable class are themselves serializable.</text:p>
      <text:p text:style-name="P23"/>
      <text:p text:style-name="P23"><text:span text:style-name="T1">Remote interface :</text:span> Remote interface is present in java.rmi package. A remote object is an object which is stored at one machine and accessed from another machine. So, to make an object a remote object, we need to flag it with Remote interface. Here, Remote interface serves to identify interfaces whose methods may be invoked from a non-local virtual machine.Any object that is a remote object must directly or indirectly implement this interface. RMI (Remote Method Invocation) provides some convenience classes that remote object implementations can extend which facilitate remote object creation.</text:p>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Calibri" svg:font-family="Calibri"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justify" style:justify-single-word="false" fo:keep-with-next="always"/>
      <style:text-properties fo:font-weight="bold" style:font-weight-asian="bold"/>
    </style:style>
    <style:style style:name="Default"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name-asian="Tahoma" style:font-family-asian="Tahoma"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353cm" fo:margin-bottom="0cm" loext:contextual-spacing="false" fo:line-height="90%" fo:text-align="start"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176cm" fo:margin-bottom="0cm" loext:contextual-spacing="false" fo:line-height="90%" fo:text-align="start" style:justify-single-word="false" fo:text-indent="-0.794cm" style:auto-text-indent="false"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76cm" fo:margin-bottom="0cm" loext:contextual-spacing="false" fo:line-height="90%" fo:text-align="start" style:justify-single-word="false" fo:text-indent="-0.635cm" style:auto-text-indent="false"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9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353cm" fo:margin-bottom="0cm" loext:contextual-spacing="false" fo:line-height="90%" fo:text-align="center" style:justify-single-word="false"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Calibri" style:font-family-complex="Calibri" style:font-family-generic-complex="system" style:font-pitch-complex="variable" style:font-size-complex="12pt"/>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Calibri" style:font-family-complex="Calibri" style:font-family-generic-complex="system" style:font-pitch-complex="variable" style:font-size-complex="12pt"/>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Gliederung_20_1" style:display-name="1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Gliederung_20_2" style:display-name="1_Custom Layout~LT~Gliederung 2" style:family="paragraph" style:parent-style-name="_31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3" style:display-name="1_Custom Layout~LT~Gliederung 3" style:family="paragraph" style:parent-style-name="_31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4" style:display-name="1_Custom Layout~LT~Gliederung 4" style:family="paragraph" style:parent-style-name="_31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Custom_20_Layout_7e_LT_7e_Gliederung_20_5" style:display-name="1_Custom Layout~LT~Gliederung 5" style:family="paragraph" style:parent-style-name="_31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6" style:display-name="1_Custom Layout~LT~Gliederung 6" style:family="paragraph" style:parent-style-name="_31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7" style:display-name="1_Custom Layout~LT~Gliederung 7" style:family="paragraph" style:parent-style-name="_31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8" style:display-name="1_Custom Layout~LT~Gliederung 8" style:family="paragraph" style:parent-style-name="_31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Gliederung_20_9" style:display-name="1_Custom Layout~LT~Gliederung 9" style:family="paragraph" style:parent-style-name="_31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ustom_20_Layout_7e_LT_7e_Titel" style:display-name="1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Untertitel" style:display-name="1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Notizen" style:display-name="1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Custom_20_Layout_7e_LT_7e_Hintergrundobjekte" style:display-name="1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Custom_20_Layout_7e_LT_7e_Hintergrund" style:display-name="1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Gliederung_20_1" style:display-name="2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Gliederung_20_2" style:display-name="2_Custom Layout~LT~Gliederung 2" style:family="paragraph" style:parent-style-name="_32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3" style:display-name="2_Custom Layout~LT~Gliederung 3" style:family="paragraph" style:parent-style-name="_32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4" style:display-name="2_Custom Layout~LT~Gliederung 4" style:family="paragraph" style:parent-style-name="_32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2__5f_Custom_20_Layout_7e_LT_7e_Gliederung_20_5" style:display-name="2_Custom Layout~LT~Gliederung 5" style:family="paragraph" style:parent-style-name="_32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6" style:display-name="2_Custom Layout~LT~Gliederung 6" style:family="paragraph" style:parent-style-name="_32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7" style:display-name="2_Custom Layout~LT~Gliederung 7" style:family="paragraph" style:parent-style-name="_32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8" style:display-name="2_Custom Layout~LT~Gliederung 8" style:family="paragraph" style:parent-style-name="_32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Gliederung_20_9" style:display-name="2_Custom Layout~LT~Gliederung 9" style:family="paragraph" style:parent-style-name="_32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2__5f_Custom_20_Layout_7e_LT_7e_Titel" style:display-name="2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Untertitel" style:display-name="2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Notizen" style:display-name="2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2__5f_Custom_20_Layout_7e_LT_7e_Hintergrundobjekte" style:display-name="2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2__5f_Custom_20_Layout_7e_LT_7e_Hintergrund" style:display-name="2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Gliederung_20_1" style:display-name="3_Custom Layou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Gliederung_20_2" style:display-name="3_Custom Layout~LT~Gliederung 2" style:family="paragraph" style:parent-style-name="_33__5f_Custom_20_Layou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3" style:display-name="3_Custom Layout~LT~Gliederung 3" style:family="paragraph" style:parent-style-name="_33__5f_Custom_20_Layou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4" style:display-name="3_Custom Layout~LT~Gliederung 4" style:family="paragraph" style:parent-style-name="_33__5f_Custom_20_Layou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3__5f_Custom_20_Layout_7e_LT_7e_Gliederung_20_5" style:display-name="3_Custom Layout~LT~Gliederung 5" style:family="paragraph" style:parent-style-name="_33__5f_Custom_20_Layou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6" style:display-name="3_Custom Layout~LT~Gliederung 6" style:family="paragraph" style:parent-style-name="_33__5f_Custom_20_Layou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7" style:display-name="3_Custom Layout~LT~Gliederung 7" style:family="paragraph" style:parent-style-name="_33__5f_Custom_20_Layou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8" style:display-name="3_Custom Layout~LT~Gliederung 8" style:family="paragraph" style:parent-style-name="_33__5f_Custom_20_Layou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Gliederung_20_9" style:display-name="3_Custom Layout~LT~Gliederung 9" style:family="paragraph" style:parent-style-name="_33__5f_Custom_20_Layou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Custom_20_Layout_7e_LT_7e_Titel" style:display-name="3_Custom Layou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Untertitel" style:display-name="3_Custom Layou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Notizen" style:display-name="3_Custom Layou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3__5f_Custom_20_Layout_7e_LT_7e_Hintergrundobjekte" style:display-name="3_Custom Layou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3__5f_Custom_20_Layout_7e_LT_7e_Hintergrund" style:display-name="3_Custom Layou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Gliederung_20_1" style:display-name="Section-Divider_Slid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Gliederung_20_2" style:display-name="Section-Divider_Slide~LT~Gliederung 2" style:family="paragraph" style:parent-style-name="Section-Divider_5f_Slid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3" style:display-name="Section-Divider_Slide~LT~Gliederung 3" style:family="paragraph" style:parent-style-name="Section-Divider_5f_Slid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4" style:display-name="Section-Divider_Slide~LT~Gliederung 4" style:family="paragraph" style:parent-style-name="Section-Divider_5f_Slid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7e_LT_7e_Gliederung_20_5" style:display-name="Section-Divider_Slide~LT~Gliederung 5" style:family="paragraph" style:parent-style-name="Section-Divider_5f_Slid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6" style:display-name="Section-Divider_Slide~LT~Gliederung 6" style:family="paragraph" style:parent-style-name="Section-Divider_5f_Slid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7" style:display-name="Section-Divider_Slide~LT~Gliederung 7" style:family="paragraph" style:parent-style-name="Section-Divider_5f_Slid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8" style:display-name="Section-Divider_Slide~LT~Gliederung 8" style:family="paragraph" style:parent-style-name="Section-Divider_5f_Slid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Gliederung_20_9" style:display-name="Section-Divider_Slide~LT~Gliederung 9" style:family="paragraph" style:parent-style-name="Section-Divider_5f_Slid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7e_LT_7e_Titel" style:display-name="Section-Divider_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Untertitel" style:display-name="Section-Divider_Slid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Notizen" style:display-name="Section-Divider_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7e_LT_7e_Hintergrundobjekte" style:display-name="Section-Divider_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7e_LT_7e_Hintergrund" style:display-name="Section-Divider_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Gliederung_20_1" style:display-name="Two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Gliederung_20_2" style:display-name="Two Content &amp; infographic~LT~Gliederung 2" style:family="paragraph" style:parent-style-name="Two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3" style:display-name="Two Content &amp; infographic~LT~Gliederung 3" style:family="paragraph" style:parent-style-name="Two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4" style:display-name="Two Content &amp; infographic~LT~Gliederung 4" style:family="paragraph" style:parent-style-name="Two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infographic_7e_LT_7e_Gliederung_20_5" style:display-name="Two Content &amp; infographic~LT~Gliederung 5" style:family="paragraph" style:parent-style-name="Two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6" style:display-name="Two Content &amp; infographic~LT~Gliederung 6" style:family="paragraph" style:parent-style-name="Two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7" style:display-name="Two Content &amp; infographic~LT~Gliederung 7" style:family="paragraph" style:parent-style-name="Two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8" style:display-name="Two Content &amp; infographic~LT~Gliederung 8" style:family="paragraph" style:parent-style-name="Two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Gliederung_20_9" style:display-name="Two Content &amp; infographic~LT~Gliederung 9" style:family="paragraph" style:parent-style-name="Two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infographic_7e_LT_7e_Titel" style:display-name="Two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Untertitel" style:display-name="Two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Notizen" style:display-name="Two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infographic_7e_LT_7e_Hintergrundobjekte" style:display-name="Two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infographic_7e_LT_7e_Hintergrund" style:display-name="Two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Gliederung_20_1" style:display-name="Single Content &amp;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Gliederung_20_2" style:display-name="Single Content &amp; infographic~LT~Gliederung 2" style:family="paragraph" style:parent-style-name="Single_20_Content_20__26_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3" style:display-name="Single Content &amp; infographic~LT~Gliederung 3" style:family="paragraph" style:parent-style-name="Single_20_Content_20__26_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4" style:display-name="Single Content &amp; infographic~LT~Gliederung 4" style:family="paragraph" style:parent-style-name="Single_20_Content_20__26_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7e_LT_7e_Gliederung_20_5" style:display-name="Single Content &amp; infographic~LT~Gliederung 5" style:family="paragraph" style:parent-style-name="Single_20_Content_20__26_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6" style:display-name="Single Content &amp; infographic~LT~Gliederung 6" style:family="paragraph" style:parent-style-name="Single_20_Content_20__26_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7" style:display-name="Single Content &amp; infographic~LT~Gliederung 7" style:family="paragraph" style:parent-style-name="Single_20_Content_20__26_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8" style:display-name="Single Content &amp; infographic~LT~Gliederung 8" style:family="paragraph" style:parent-style-name="Single_20_Content_20__26_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Gliederung_20_9" style:display-name="Single Content &amp; infographic~LT~Gliederung 9" style:family="paragraph" style:parent-style-name="Single_20_Content_20__26_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7e_LT_7e_Titel" style:display-name="Single Content &amp;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Untertitel" style:display-name="Single Content &amp;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Notizen" style:display-name="Single Content &amp;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7e_LT_7e_Hintergrundobjekte" style:display-name="Single Content &amp;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7e_LT_7e_Hintergrund" style:display-name="Single Content &amp;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Gliederung_20_1" style:display-name="Single Content &amp; Two infographic~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Gliederung_20_2" style:display-name="Single Content &amp; Two infographic~LT~Gliederung 2" style:family="paragraph" style:parent-style-name="Single_20_Content_20__26__20_Two_20_infographic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3" style:display-name="Single Content &amp; Two infographic~LT~Gliederung 3" style:family="paragraph" style:parent-style-name="Single_20_Content_20__26__20_Two_20_infographic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4" style:display-name="Single Content &amp; Two infographic~LT~Gliederung 4" style:family="paragraph" style:parent-style-name="Single_20_Content_20__26__20_Two_20_infographic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Two_20_infographic_7e_LT_7e_Gliederung_20_5" style:display-name="Single Content &amp; Two infographic~LT~Gliederung 5" style:family="paragraph" style:parent-style-name="Single_20_Content_20__26__20_Two_20_infographic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6" style:display-name="Single Content &amp; Two infographic~LT~Gliederung 6" style:family="paragraph" style:parent-style-name="Single_20_Content_20__26__20_Two_20_infographic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7" style:display-name="Single Content &amp; Two infographic~LT~Gliederung 7" style:family="paragraph" style:parent-style-name="Single_20_Content_20__26__20_Two_20_infographic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8" style:display-name="Single Content &amp; Two infographic~LT~Gliederung 8" style:family="paragraph" style:parent-style-name="Single_20_Content_20__26__20_Two_20_infographic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Gliederung_20_9" style:display-name="Single Content &amp; Two infographic~LT~Gliederung 9" style:family="paragraph" style:parent-style-name="Single_20_Content_20__26__20_Two_20_infographic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Two_20_infographic_7e_LT_7e_Titel" style:display-name="Single Content &amp; Two infographic~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Untertitel" style:display-name="Single Content &amp; Two infographic~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Notizen" style:display-name="Single Content &amp; Two infographic~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Two_20_infographic_7e_LT_7e_Hintergrundobjekte" style:display-name="Single Content &amp; Two infographic~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Two_20_infographic_7e_LT_7e_Hintergrund" style:display-name="Single Content &amp; Two infographic~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Gliederung_20_1" style:display-name="Slide Separator_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Gliederung_20_2" style:display-name="Slide Separator_Image~LT~Gliederung 2" style:family="paragraph" style:parent-style-name="Slide_20_Separator_5f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3" style:display-name="Slide Separator_Image~LT~Gliederung 3" style:family="paragraph" style:parent-style-name="Slide_20_Separator_5f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4" style:display-name="Slide Separator_Image~LT~Gliederung 4" style:family="paragraph" style:parent-style-name="Slide_20_Separator_5f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Image_7e_LT_7e_Gliederung_20_5" style:display-name="Slide Separator_Image~LT~Gliederung 5" style:family="paragraph" style:parent-style-name="Slide_20_Separator_5f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6" style:display-name="Slide Separator_Image~LT~Gliederung 6" style:family="paragraph" style:parent-style-name="Slide_20_Separator_5f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7" style:display-name="Slide Separator_Image~LT~Gliederung 7" style:family="paragraph" style:parent-style-name="Slide_20_Separator_5f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8" style:display-name="Slide Separator_Image~LT~Gliederung 8" style:family="paragraph" style:parent-style-name="Slide_20_Separator_5f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Gliederung_20_9" style:display-name="Slide Separator_Image~LT~Gliederung 9" style:family="paragraph" style:parent-style-name="Slide_20_Separator_5f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Image_7e_LT_7e_Titel" style:display-name="Slide Separator_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Untertitel" style:display-name="Slide Separator_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Notizen" style:display-name="Slide Separator_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Image_7e_LT_7e_Hintergrundobjekte" style:display-name="Slide Separator_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Image_7e_LT_7e_Hintergrund" style:display-name="Slide Separator_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Gliederung_20_1" style:display-name="Slide Separator_Ti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Gliederung_20_2" style:display-name="Slide Separator_Tint~LT~Gliederung 2" style:family="paragraph" style:parent-style-name="Slide_20_Separator_5f_Ti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3" style:display-name="Slide Separator_Tint~LT~Gliederung 3" style:family="paragraph" style:parent-style-name="Slide_20_Separator_5f_Ti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4" style:display-name="Slide Separator_Tint~LT~Gliederung 4" style:family="paragraph" style:parent-style-name="Slide_20_Separator_5f_Ti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lide_20_Separator_5f_Tint_7e_LT_7e_Gliederung_20_5" style:display-name="Slide Separator_Tint~LT~Gliederung 5" style:family="paragraph" style:parent-style-name="Slide_20_Separator_5f_Ti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6" style:display-name="Slide Separator_Tint~LT~Gliederung 6" style:family="paragraph" style:parent-style-name="Slide_20_Separator_5f_Ti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7" style:display-name="Slide Separator_Tint~LT~Gliederung 7" style:family="paragraph" style:parent-style-name="Slide_20_Separator_5f_Ti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8" style:display-name="Slide Separator_Tint~LT~Gliederung 8" style:family="paragraph" style:parent-style-name="Slide_20_Separator_5f_Ti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Gliederung_20_9" style:display-name="Slide Separator_Tint~LT~Gliederung 9" style:family="paragraph" style:parent-style-name="Slide_20_Separator_5f_Ti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ide_20_Separator_5f_Tint_7e_LT_7e_Titel" style:display-name="Slide Separator_Ti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Untertitel" style:display-name="Slide Separator_Ti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Notizen" style:display-name="Slide Separator_Ti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lide_20_Separator_5f_Tint_7e_LT_7e_Hintergrundobjekte" style:display-name="Slide Separator_Ti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lide_20_Separator_5f_Tint_7e_LT_7e_Hintergrund" style:display-name="Slide Separator_Ti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Gliederung_20_1" style:display-name="Single Content &amp; infographic tabl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Gliederung_20_2" style:display-name="Single Content &amp; infographic table~LT~Gliederung 2" style:family="paragraph" style:parent-style-name="Single_20_Content_20__26__20_infographic_20_tabl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3" style:display-name="Single Content &amp; infographic table~LT~Gliederung 3" style:family="paragraph" style:parent-style-name="Single_20_Content_20__26__20_infographic_20_tabl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4" style:display-name="Single Content &amp; infographic table~LT~Gliederung 4" style:family="paragraph" style:parent-style-name="Single_20_Content_20__26__20_infographic_20_tabl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ingle_20_Content_20__26__20_infographic_20_table_7e_LT_7e_Gliederung_20_5" style:display-name="Single Content &amp; infographic table~LT~Gliederung 5" style:family="paragraph" style:parent-style-name="Single_20_Content_20__26__20_infographic_20_tabl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6" style:display-name="Single Content &amp; infographic table~LT~Gliederung 6" style:family="paragraph" style:parent-style-name="Single_20_Content_20__26__20_infographic_20_tabl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7" style:display-name="Single Content &amp; infographic table~LT~Gliederung 7" style:family="paragraph" style:parent-style-name="Single_20_Content_20__26__20_infographic_20_tabl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8" style:display-name="Single Content &amp; infographic table~LT~Gliederung 8" style:family="paragraph" style:parent-style-name="Single_20_Content_20__26__20_infographic_20_tabl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Gliederung_20_9" style:display-name="Single Content &amp; infographic table~LT~Gliederung 9" style:family="paragraph" style:parent-style-name="Single_20_Content_20__26__20_infographic_20_tabl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ngle_20_Content_20__26__20_infographic_20_table_7e_LT_7e_Titel" style:display-name="Single Content &amp; infographic tab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Untertitel" style:display-name="Single Content &amp; infographic tabl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Notizen" style:display-name="Single Content &amp; infographic tab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ngle_20_Content_20__26__20_infographic_20_table_7e_LT_7e_Hintergrundobjekte" style:display-name="Single Content &amp; infographic tab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ngle_20_Content_20__26__20_infographic_20_table_7e_LT_7e_Hintergrund" style:display-name="Single Content &amp; infographic tab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Gliederung_20_1" style:display-name="Four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Gliederung_20_2" style:display-name="Four Content~LT~Gliederung 2" style:family="paragraph" style:parent-style-name="Four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3" style:display-name="Four Content~LT~Gliederung 3" style:family="paragraph" style:parent-style-name="Four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4" style:display-name="Four Content~LT~Gliederung 4" style:family="paragraph" style:parent-style-name="Four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Four_20_Content_7e_LT_7e_Gliederung_20_5" style:display-name="Four Content~LT~Gliederung 5" style:family="paragraph" style:parent-style-name="Four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6" style:display-name="Four Content~LT~Gliederung 6" style:family="paragraph" style:parent-style-name="Four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7" style:display-name="Four Content~LT~Gliederung 7" style:family="paragraph" style:parent-style-name="Four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8" style:display-name="Four Content~LT~Gliederung 8" style:family="paragraph" style:parent-style-name="Four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Gliederung_20_9" style:display-name="Four Content~LT~Gliederung 9" style:family="paragraph" style:parent-style-name="Four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Four_20_Content_7e_LT_7e_Titel" style:display-name="Four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Untertitel" style:display-name="Four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Notizen" style:display-name="Four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Four_20_Content_7e_LT_7e_Hintergrundobjekte" style:display-name="Four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ur_20_Content_7e_LT_7e_Hintergrund" style:display-name="Four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Gliederung_20_1" style:display-name="Two Content &amp; Half imag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Gliederung_20_2" style:display-name="Two Content &amp; Half image~LT~Gliederung 2" style:family="paragraph" style:parent-style-name="Two_20_Content_20__26__20_Half_20_imag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3" style:display-name="Two Content &amp; Half image~LT~Gliederung 3" style:family="paragraph" style:parent-style-name="Two_20_Content_20__26__20_Half_20_imag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4" style:display-name="Two Content &amp; Half image~LT~Gliederung 4" style:family="paragraph" style:parent-style-name="Two_20_Content_20__26__20_Half_20_imag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20__26__20_Half_20_image_7e_LT_7e_Gliederung_20_5" style:display-name="Two Content &amp; Half image~LT~Gliederung 5" style:family="paragraph" style:parent-style-name="Two_20_Content_20__26__20_Half_20_imag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6" style:display-name="Two Content &amp; Half image~LT~Gliederung 6" style:family="paragraph" style:parent-style-name="Two_20_Content_20__26__20_Half_20_imag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7" style:display-name="Two Content &amp; Half image~LT~Gliederung 7" style:family="paragraph" style:parent-style-name="Two_20_Content_20__26__20_Half_20_imag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8" style:display-name="Two Content &amp; Half image~LT~Gliederung 8" style:family="paragraph" style:parent-style-name="Two_20_Content_20__26__20_Half_20_imag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Gliederung_20_9" style:display-name="Two Content &amp; Half image~LT~Gliederung 9" style:family="paragraph" style:parent-style-name="Two_20_Content_20__26__20_Half_20_imag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20__26__20_Half_20_image_7e_LT_7e_Titel" style:display-name="Two Content &amp; Half imag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Untertitel" style:display-name="Two Content &amp; Half imag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Notizen" style:display-name="Two Content &amp; Half imag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20__26__20_Half_20_image_7e_LT_7e_Hintergrundobjekte" style:display-name="Two Content &amp; Half imag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20__26__20_Half_20_image_7e_LT_7e_Hintergrund" style:display-name="Two Content &amp; Half imag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Gliederung_20_1" style:display-name="Title-slide_with-2_logo~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Gliederung_20_2" style:display-name="Title-slide_with-2_logo~LT~Gliederung 2" style:family="paragraph" style:parent-style-name="Title-slide_5f_with-2_5f_logo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3" style:display-name="Title-slide_with-2_logo~LT~Gliederung 3" style:family="paragraph" style:parent-style-name="Title-slide_5f_with-2_5f_logo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4" style:display-name="Title-slide_with-2_logo~LT~Gliederung 4" style:family="paragraph" style:parent-style-name="Title-slide_5f_with-2_5f_logo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slide_5f_with-2_5f_logo_7e_LT_7e_Gliederung_20_5" style:display-name="Title-slide_with-2_logo~LT~Gliederung 5" style:family="paragraph" style:parent-style-name="Title-slide_5f_with-2_5f_logo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6" style:display-name="Title-slide_with-2_logo~LT~Gliederung 6" style:family="paragraph" style:parent-style-name="Title-slide_5f_with-2_5f_logo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7" style:display-name="Title-slide_with-2_logo~LT~Gliederung 7" style:family="paragraph" style:parent-style-name="Title-slide_5f_with-2_5f_logo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8" style:display-name="Title-slide_with-2_logo~LT~Gliederung 8" style:family="paragraph" style:parent-style-name="Title-slide_5f_with-2_5f_logo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Gliederung_20_9" style:display-name="Title-slide_with-2_logo~LT~Gliederung 9" style:family="paragraph" style:parent-style-name="Title-slide_5f_with-2_5f_logo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slide_5f_with-2_5f_logo_7e_LT_7e_Titel" style:display-name="Title-slide_with-2_logo~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Untertitel" style:display-name="Title-slide_with-2_logo~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Notizen" style:display-name="Title-slide_with-2_log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slide_5f_with-2_5f_logo_7e_LT_7e_Hintergrundobjekte" style:display-name="Title-slide_with-2_log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slide_5f_with-2_5f_logo_7e_LT_7e_Hintergrund" style:display-name="Title-slide_with-2_log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Gliederung_20_1" style:display-name="1_Two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Gliederung_20_2" style:display-name="1_Two Content~LT~Gliederung 2" style:family="paragraph" style:parent-style-name="_31__5f_Two_20_Content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3" style:display-name="1_Two Content~LT~Gliederung 3" style:family="paragraph" style:parent-style-name="_31__5f_Two_20_Content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4" style:display-name="1_Two Content~LT~Gliederung 4" style:family="paragraph" style:parent-style-name="_31__5f_Two_20_Content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7e_LT_7e_Gliederung_20_5" style:display-name="1_Two Content~LT~Gliederung 5" style:family="paragraph" style:parent-style-name="_31__5f_Two_20_Content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6" style:display-name="1_Two Content~LT~Gliederung 6" style:family="paragraph" style:parent-style-name="_31__5f_Two_20_Content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7" style:display-name="1_Two Content~LT~Gliederung 7" style:family="paragraph" style:parent-style-name="_31__5f_Two_20_Content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8" style:display-name="1_Two Content~LT~Gliederung 8" style:family="paragraph" style:parent-style-name="_31__5f_Two_20_Content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Gliederung_20_9" style:display-name="1_Two Content~LT~Gliederung 9" style:family="paragraph" style:parent-style-name="_31__5f_Two_20_Content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7e_LT_7e_Titel" style:display-name="1_Two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Untertitel" style:display-name="1_Two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Notizen" style:display-name="1_Two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7e_LT_7e_Hintergrundobjekte" style:display-name="1_Two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7e_LT_7e_Hintergrund" style:display-name="1_Two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Gliederung_20_1" style:display-name="Color palette~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Gliederung_20_2" style:display-name="Color palette~LT~Gliederung 2" style:family="paragraph" style:parent-style-name="Color_20_palette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3" style:display-name="Color palette~LT~Gliederung 3" style:family="paragraph" style:parent-style-name="Color_20_palette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4" style:display-name="Color palette~LT~Gliederung 4" style:family="paragraph" style:parent-style-name="Color_20_palette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lor_20_palette_7e_LT_7e_Gliederung_20_5" style:display-name="Color palette~LT~Gliederung 5" style:family="paragraph" style:parent-style-name="Color_20_palette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6" style:display-name="Color palette~LT~Gliederung 6" style:family="paragraph" style:parent-style-name="Color_20_palette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7" style:display-name="Color palette~LT~Gliederung 7" style:family="paragraph" style:parent-style-name="Color_20_palette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8" style:display-name="Color palette~LT~Gliederung 8" style:family="paragraph" style:parent-style-name="Color_20_palette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Gliederung_20_9" style:display-name="Color palette~LT~Gliederung 9" style:family="paragraph" style:parent-style-name="Color_20_palette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lor_20_palette_7e_LT_7e_Titel" style:display-name="Color palett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Untertitel" style:display-name="Color palett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Notizen" style:display-name="Color palett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olor_20_palette_7e_LT_7e_Hintergrundobjekte" style:display-name="Color palett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or_20_palette_7e_LT_7e_Hintergrund" style:display-name="Color palett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Gliederung_20_1" style:display-name="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Gliederung_20_2" style:display-name="Two Content_~LT~Gliederung 2" style:family="paragraph" style:parent-style-name="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3" style:display-name="Two Content_~LT~Gliederung 3" style:family="paragraph" style:parent-style-name="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4" style:display-name="Two Content_~LT~Gliederung 4" style:family="paragraph" style:parent-style-name="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wo_20_Content_5f__7e_LT_7e_Gliederung_20_5" style:display-name="Two Content_~LT~Gliederung 5" style:family="paragraph" style:parent-style-name="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6" style:display-name="Two Content_~LT~Gliederung 6" style:family="paragraph" style:parent-style-name="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7" style:display-name="Two Content_~LT~Gliederung 7" style:family="paragraph" style:parent-style-name="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8" style:display-name="Two Content_~LT~Gliederung 8" style:family="paragraph" style:parent-style-name="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Gliederung_20_9" style:display-name="Two Content_~LT~Gliederung 9" style:family="paragraph" style:parent-style-name="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5f__7e_LT_7e_Titel" style:display-name="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Untertitel" style:display-name="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Notizen" style:display-name="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5f__7e_LT_7e_Hintergrundobjekte" style:display-name="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wo_20_Content_5f__7e_LT_7e_Hintergrund" style:display-name="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Gliederung_20_1" style:display-name="Section-Divider_Slide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Gliederung_20_2" style:display-name="Section-Divider_Slide_~LT~Gliederung 2" style:family="paragraph" style:parent-style-name="Section-Divider_5f_Slide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3" style:display-name="Section-Divider_Slide_~LT~Gliederung 3" style:family="paragraph" style:parent-style-name="Section-Divider_5f_Slide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4" style:display-name="Section-Divider_Slide_~LT~Gliederung 4" style:family="paragraph" style:parent-style-name="Section-Divider_5f_Slide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Section-Divider_5f_Slide_5f__7e_LT_7e_Gliederung_20_5" style:display-name="Section-Divider_Slide_~LT~Gliederung 5" style:family="paragraph" style:parent-style-name="Section-Divider_5f_Slide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6" style:display-name="Section-Divider_Slide_~LT~Gliederung 6" style:family="paragraph" style:parent-style-name="Section-Divider_5f_Slide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7" style:display-name="Section-Divider_Slide_~LT~Gliederung 7" style:family="paragraph" style:parent-style-name="Section-Divider_5f_Slide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8" style:display-name="Section-Divider_Slide_~LT~Gliederung 8" style:family="paragraph" style:parent-style-name="Section-Divider_5f_Slide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Gliederung_20_9" style:display-name="Section-Divider_Slide_~LT~Gliederung 9" style:family="paragraph" style:parent-style-name="Section-Divider_5f_Slide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Divider_5f_Slide_5f__7e_LT_7e_Titel" style:display-name="Section-Divider_Slide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Untertitel" style:display-name="Section-Divider_Slide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Notizen" style:display-name="Section-Divider_Sl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Divider_5f_Slide_5f__7e_LT_7e_Hintergrundobjekte" style:display-name="Section-Divider_Sl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Divider_5f_Slide_5f__7e_LT_7e_Hintergrund" style:display-name="Section-Divider_Sl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31__5f_Two_20_Content_5f__7e_LT_7e_Gliederung_20_1" style:display-name="1_Two Content_~LT~Gliederung 1" style:family="paragraph" style:default-outline-level="">
      <style:paragraph-properties fo:margin-top="0.4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Gliederung_20_2" style:display-name="1_Two Content_~LT~Gliederung 2" style:family="paragraph" style:parent-style-name="_31__5f_Two_20_Content_5f__7e_LT_7e_Gliederung_20_1" style:default-outline-level="">
      <style:paragraph-properties fo:margin-top="0.4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3" style:display-name="1_Two Content_~LT~Gliederung 3" style:family="paragraph" style:parent-style-name="_31__5f_Two_20_Content_5f__7e_LT_7e_Gliederung_20_2" style:default-outline-level="">
      <style:paragraph-properties fo:margin-top="0.3cm" fo:margin-bottom="0cm" loext:contextual-spacing="false" style:line-height-at-least="0.353cm" fo:text-align="start" style:justify-single-word="false" style:writing-mode="lr-tb"/>
      <style:text-properties fo:color="#80808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4" style:display-name="1_Two Content_~LT~Gliederung 4" style:family="paragraph" style:parent-style-name="_31__5f_Two_20_Content_5f__7e_LT_7e_Gliederung_20_3" style:default-outline-level="">
      <style:paragraph-properties fo:margin-top="0.199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_31__5f_Two_20_Content_5f__7e_LT_7e_Gliederung_20_5" style:display-name="1_Two Content_~LT~Gliederung 5" style:family="paragraph" style:parent-style-name="_31__5f_Two_20_Content_5f__7e_LT_7e_Gliederung_20_4"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6" style:display-name="1_Two Content_~LT~Gliederung 6" style:family="paragraph" style:parent-style-name="_31__5f_Two_20_Content_5f__7e_LT_7e_Gliederung_20_5"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7" style:display-name="1_Two Content_~LT~Gliederung 7" style:family="paragraph" style:parent-style-name="_31__5f_Two_20_Content_5f__7e_LT_7e_Gliederung_20_6"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8" style:display-name="1_Two Content_~LT~Gliederung 8" style:family="paragraph" style:parent-style-name="_31__5f_Two_20_Content_5f__7e_LT_7e_Gliederung_20_7"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Gliederung_20_9" style:display-name="1_Two Content_~LT~Gliederung 9" style:family="paragraph" style:parent-style-name="_31__5f_Two_20_Content_5f__7e_LT_7e_Gliederung_20_8" style:default-outline-level="">
      <style:paragraph-properties fo:margin-top="0.101cm" fo:margin-bottom="0cm" loext:contextual-spacing="false" style:line-height-at-least="0.353cm" fo:text-align="start" style:justify-single-word="false" style:writing-mode="lr-tb"/>
      <style:text-properties fo:color="#40404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wo_20_Content_5f__7e_LT_7e_Titel" style:display-name="1_Two Content_~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Untertitel" style:display-name="1_Two 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Notizen" style:display-name="1_Two Content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wo_20_Content_5f__7e_LT_7e_Hintergrundobjekte" style:display-name="1_Two 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wo_20_Content_5f__7e_LT_7e_Hintergrund" style:display-name="1_Two 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Character_5f_20_5f_style"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1T17:12:45.522000000</meta:creation-date>
    <dc:date>2022-07-14T16:14:52.366000000</dc:date>
    <meta:editing-duration>P9DT3H52M18S</meta:editing-duration>
    <meta:editing-cycles>709</meta:editing-cycles>
    <meta:generator>LibreOffice/6.3.5.2$Windows_X86_64 LibreOffice_project/dd0751754f11728f69b42ee2af66670068624673</meta:generator>
    <meta:document-statistic meta:table-count="0" meta:image-count="0" meta:object-count="0" meta:page-count="13" meta:paragraph-count="422" meta:word-count="2703" meta:character-count="18674" meta:non-whitespace-character-count="15097"/>
  </office:meta>
</office:document-meta>
</file>